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cccff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cccc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2pt" style:font-size-asian="12pt" style:font-size-complex="12pt"/>
    </style:style>
    <style:style style:name="P3" style:family="paragraph">
      <style:paragraph-properties fo:text-align="center"/>
      <style:text-properties style:font-name="Courier New1" fo:font-size="9pt" style:font-size-asian="9pt" style:font-size-complex="9pt"/>
    </style:style>
    <style:style style:name="P4" style:family="paragraph">
      <style:paragraph-properties fo:text-align="center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Courier New1" fo:font-size="12pt" style:font-size-asian="12pt" style:font-size-complex="12pt"/>
    </style:style>
    <style:style style:name="T2" style:family="text">
      <style:text-properties style:font-name="Courier New1" fo:font-size="9pt" style:font-size-asian="9pt" style:font-size-complex="9pt"/>
    </style:style>
    <style:style style:name="T3" style:family="text">
      <style:text-properties style:font-name="Courier New1" fo:font-size="10pt" style:font-size-asian="10pt" style:font-size-complex="10pt"/>
    </style:style>
    <style:style style:name="T4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0.635cm" svg:x="7.35cm" svg:y="1.254cm">
          <text:p text:style-name="P1"><text:span text:style-name="T1">[1 3 1 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016cm" svg:height="0.635cm" svg:x="8.493cm" svg:y="2.9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016cm" svg:height="0.635cm" svg:x="9.636cm" svg:y="2.9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16cm" svg:height="0.635cm" svg:x="10.779cm" svg:y="2.90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238cm" svg:height="0.508cm" svg:x="4.81cm" svg:y="4.683cm">
          <text:p text:style-name="P1"><text:span text:style-name="T2">[0 1 1 1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2.237cm" svg:height="0.508cm" svg:x="7.197cm" svg:y="4.683cm">
          <text:p text:style-name="P1"><text:span text:style-name="T2">[0 0 0 1 1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237cm" svg:height="0.508cm" svg:x="9.584cm" svg:y="4.683cm">
          <text:p text:style-name="P1"><text:span text:style-name="T2">[0 1 1 1 1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2.238cm" svg:height="0.508cm" svg:x="11.97cm" svg:y="4.683cm">
          <text:p text:style-name="P1"><text:span text:style-name="T2">[1 1 1 1 1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572cm" svg:y1="1.889cm" svg:x2="7.858cm" svg:y2="2.905cm" draw:start-shape="id1" draw:end-shape="id2" draw:end-glue-point="0" svg:d="M9572 1889c0 760-1714 253-1714 1016" svg:viewBox="0 0 1715 1017">
          <text:p/>
        </draw:connector>
        <draw:custom-shape draw:style-name="gr1" draw:text-style-name="P2" xml:id="id2" draw:id="id2" draw:layer="layout" svg:width="1.016cm" svg:height="0.635cm" svg:x="7.35cm" svg:y="2.9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572cm" svg:y1="1.889cm" svg:x2="9.001cm" svg:y2="2.905cm" draw:start-shape="id1" draw:end-shape="id3" draw:end-glue-point="0" svg:d="M9572 1889c0 760-571 253-571 1016" svg:viewBox="0 0 572 1017">
          <text:p/>
        </draw:connector>
        <draw:connector draw:style-name="gr2" draw:text-style-name="P1" draw:layer="layout" draw:type="curve" svg:x1="9.572cm" svg:y1="1.889cm" svg:x2="10.144cm" svg:y2="2.905cm" draw:start-shape="id1" draw:end-shape="id4" draw:end-glue-point="0" svg:d="M9572 1889c0 760 572 253 572 1016" svg:viewBox="0 0 573 1017">
          <text:p/>
        </draw:connector>
        <draw:connector draw:style-name="gr2" draw:text-style-name="P1" draw:layer="layout" draw:type="curve" svg:x1="9.572cm" svg:y1="1.889cm" svg:x2="11.287cm" svg:y2="2.905cm" draw:start-shape="id1" draw:start-glue-point="2" draw:end-shape="id5" draw:end-glue-point="0" svg:d="M9572 1889c0 760 1715 253 1715 1016" svg:viewBox="0 0 1716 1017">
          <text:p/>
        </draw:connector>
        <draw:connector draw:style-name="gr3" draw:text-style-name="P2" draw:layer="layout" draw:type="curve" svg:x1="7.858cm" svg:y1="3.54cm" svg:x2="5.929cm" svg:y2="4.683cm" draw:start-shape="id2" draw:start-glue-point="2" draw:end-shape="id6" draw:end-glue-point="0" svg:d="M7858 3540c0 856-1929 285-1929 1143" svg:viewBox="0 0 1930 1144">
          <text:p text:style-name="P1"><text:span text:style-name="T1"/></text:p>
        </draw:connector>
        <draw:connector draw:style-name="gr2" draw:text-style-name="P1" draw:layer="layout" draw:type="curve" svg:x1="9.001cm" svg:y1="3.54cm" svg:x2="8.315cm" svg:y2="4.683cm" draw:start-shape="id3" draw:start-glue-point="2" draw:end-shape="id7" draw:end-glue-point="0" svg:d="M9001 3540c0 856-686 285-686 1143" svg:viewBox="0 0 687 1144">
          <text:p/>
        </draw:connector>
        <draw:connector draw:style-name="gr2" draw:text-style-name="P1" draw:layer="layout" draw:type="curve" svg:x1="10.144cm" svg:y1="3.54cm" svg:x2="10.702cm" svg:y2="4.683cm" draw:start-shape="id4" draw:start-glue-point="2" draw:end-shape="id8" draw:end-glue-point="0" svg:d="M10144 3540c0 856 558 285 558 1143" svg:viewBox="0 0 559 1144">
          <text:p/>
        </draw:connector>
        <draw:connector draw:style-name="gr2" draw:text-style-name="P1" draw:layer="layout" draw:type="curve" svg:x1="11.287cm" svg:y1="3.54cm" svg:x2="13.089cm" svg:y2="4.683cm" draw:start-shape="id5" draw:start-glue-point="2" draw:end-shape="id9" draw:end-glue-point="0" svg:d="M11287 3540c0 856 1802 285 1802 1143" svg:viewBox="0 0 1803 1144">
          <text:p/>
        </draw:connector>
        <draw:connector draw:style-name="gr3" draw:text-style-name="P2" draw:layer="layout" draw:type="line" svg:x1="5.929cm" svg:y1="5.191cm" svg:x2="7.12cm" svg:y2="6.334cm" draw:start-shape="id6" draw:start-glue-point="2" draw:end-shape="id10" draw:end-glue-point="0" svg:d="M5929 5191l1191 1143" svg:viewBox="0 0 1192 1144">
          <text:p text:style-name="P1"><text:span text:style-name="T1"/></text:p>
        </draw:connector>
        <draw:connector draw:style-name="gr2" draw:text-style-name="P1" draw:layer="layout" draw:type="line" svg:x1="8.315cm" svg:y1="5.191cm" svg:x2="7.12cm" svg:y2="6.334cm" draw:start-shape="id7" draw:start-glue-point="2" draw:end-shape="id10" draw:end-glue-point="0" svg:d="M8315 5191l-1195 1143" svg:viewBox="0 0 1196 1144">
          <text:p/>
        </draw:connector>
        <draw:connector draw:style-name="gr2" draw:text-style-name="P1" draw:layer="layout" draw:type="line" svg:x1="10.702cm" svg:y1="5.191cm" svg:x2="11.946cm" svg:y2="6.334cm" draw:start-shape="id8" draw:start-glue-point="2" draw:end-shape="id11" draw:end-glue-point="0" svg:d="M10702 5191l1244 1143" svg:viewBox="0 0 1245 1144">
          <text:p/>
        </draw:connector>
        <draw:connector draw:style-name="gr2" draw:text-style-name="P1" draw:layer="layout" draw:type="line" svg:x1="13.089cm" svg:y1="5.191cm" svg:x2="11.946cm" svg:y2="6.334cm" draw:start-shape="id9" draw:start-glue-point="2" draw:end-shape="id11" draw:end-glue-point="0" svg:d="M13089 5191l-1143 1143" svg:viewBox="0 0 1144 1144">
          <text:p/>
        </draw:connector>
        <draw:custom-shape draw:style-name="gr1" draw:text-style-name="P3" xml:id="id11" draw:id="id11" draw:layer="layout" svg:width="2.238cm" svg:height="0.508cm" svg:x="10.827cm" svg:y="6.334cm">
          <text:p text:style-name="P1"><text:span text:style-name="T2">[1 2 2 2 2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238cm" svg:height="0.508cm" svg:x="6.001cm" svg:y="6.334cm">
          <text:p text:style-name="P1"><text:span text:style-name="T2">[0 1 1 2 2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238cm" svg:height="0.508cm" svg:x="8.366cm" svg:y="7.985cm">
          <text:p text:style-name="P1"><text:span text:style-name="T2">[1 3 3 4 4]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12cm" svg:y1="6.842cm" svg:x2="9.485cm" svg:y2="7.985cm" draw:start-shape="id10" draw:start-glue-point="2" draw:end-shape="id12" draw:end-glue-point="0" svg:d="M7120 6842l2365 1143" svg:viewBox="0 0 2366 1144">
          <text:p text:style-name="P1"><text:span text:style-name="T1"/></text:p>
        </draw:connector>
        <draw:connector draw:style-name="gr5" draw:text-style-name="P1" draw:layer="layout" draw:type="line" svg:x1="11.946cm" svg:y1="6.842cm" svg:x2="9.485cm" svg:y2="7.985cm" draw:start-shape="id11" draw:start-glue-point="2" draw:end-shape="id12" draw:end-glue-point="0" svg:d="M11946 6842l-2461 1143" svg:viewBox="0 0 2462 1144">
          <text:p/>
        </draw:connector>
        <draw:custom-shape draw:style-name="gr6" draw:text-style-name="P4" draw:layer="layout" svg:width="0.762cm" svg:height="4.064cm" svg:x="14.081cm" svg:y="4.556cm">
          <text:p text:style-name="P1"><text:span text:style-name="T4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3.254cm" svg:height="1.055cm" svg:x="1cm" svg:y="3.54cm">
          <draw:text-box>
            <text:p text:style-name="P5"><text:span text:style-name="T3">parReplicate/</text:span></text:p>
            <text:p text:style-name="P5"><text:span text:style-name="T3">parGenerate <text:s/></text:span></text:p>
          </draw:text-box>
        </draw:frame>
        <draw:frame draw:style-name="gr8" draw:text-style-name="P6" draw:layer="layout" svg:width="3.465cm" svg:height="0.653cm" svg:x="1cm" svg:y="5.445cm">
          <draw:text-box>
            <text:p text:style-name="P5"><text:span text:style-name="T3">parZipWith (+)</text:span></text:p>
          </draw:text-box>
        </draw:frame>
        <draw:frame draw:style-name="gr8" draw:text-style-name="P6" draw:layer="layout" svg:width="3.465cm" svg:height="0.653cm" svg:x="1cm" svg:y="7.096cm">
          <draw:text-box>
            <text:p text:style-name="P5"><text:span text:style-name="T3">parZipWith (+)</text:span></text:p>
          </draw:text-box>
        </draw:frame>
        <draw:frame draw:style-name="gr8" draw:layer="layout" svg:width="1.514cm" svg:height="0.806cm" svg:x="14.843cm" svg:y="6.163cm">
          <draw:text-box>
            <text:p text:style-name="P1"><text:span text:style-name="T4">log n</text:span></text:p>
          </draw:text-box>
        </draw:frame>
        <draw:custom-shape draw:style-name="gr9" draw:text-style-name="P1" draw:layer="layout" svg:width="0.508cm" svg:height="1.016cm" svg:x="4.302cm" svg:y="5.318cm">
          <text:p/>
          <draw:enhanced-geometry svg:viewBox="0 0 21600 21600" draw:glue-points="21600 0 0 10800 21600 21600" draw:text-areas="13800 ?f9 21600 ?f10" draw:type="left-brace" draw:modifiers="1800 8856.637168141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508cm" svg:height="1.016cm" svg:x="4.302cm" svg:y="6.969cm">
          <text:p/>
          <draw:enhanced-geometry svg:viewBox="0 0 21600 21600" draw:glue-points="21600 0 0 10800 21600 21600" draw:text-areas="13800 ?f9 21600 ?f10" draw:type="left-brace" draw:modifiers="1800 9472.566371681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381cm" svg:height="1.016cm" svg:x="4.302cm" svg:y="3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20T13:31:18.501043459</dc:date>
    <meta:editing-duration>PT1H22M11S</meta:editing-duration>
    <meta:editing-cycles>68</meta:editing-cycles>
    <meta:generator>LibreOffice/4.2.8.2$Linux_x86 LibreOffice_project/420m0$Build-2</meta:generator>
    <meta:document-statistic meta:object-count="34"/>
  </office:meta>
</office:document-meta>
</file>